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5.3173in"/>
    </style:style>
    <style:style style:name="co5" style:family="table-column">
      <style:table-column-properties fo:break-before="auto" style:column-width="1.9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wSource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number-columns-repeated="2" office:value-type="string" calcext:value-type="string">
            <text:p>היום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table:number-columns-repeated="2" office:value-type="string" calcext:value-type="string">
            <text:p>שישי</text:p>
          </table:table-cell>
        </table:table-row>
      </table:table>
      <table:table table:name="Pivot Table_Sheet1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קבלה )s%(&quot;)" office:value-type="string" office:string-value="(%s) הלבק" calcext:value-type="string">
            <text:p>(%s) הלבק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נבדק )s%(&quot;)" office:value-type="string" office:string-value="(%s) קדבנ" calcext:value-type="string">
            <text:p>(%s) קדבנ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</text:p>
          </table:table-cell>
          <table:table-cell table:formula="of:=STRREV(&quot;הרווחתי }1{}0{&quot;)" office:value-type="string" office:string-value="{0}{1} יתחוורה" calcext:value-type="string">
            <text:p>{0}{1} יתחוורה</text:p>
          </table:table-cell>
          <table:table-cell office:value-type="string" calcext:value-type="string">
            <text:p>Заработано {0} {1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2" table:style-name="ce1" office:value-type="string" calcext:value-type="string">
            <text:p>₪ </text:p>
          </table:table-cell>
          <table:table-cell table:style-name="ce1" office:value-type="string" calcext:value-type="string">
            <text:p>₪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18T18:37:02.603000000</dc:date>
    <meta:editing-duration>PT5H18M2S</meta:editing-duration>
    <meta:editing-cycles>86</meta:editing-cycles>
    <meta:generator>LibreOffice/7.3.4.2$Windows_X86_64 LibreOffice_project/728fec16bd5f605073805c3c9e7c4212a0120dc5</meta:generator>
    <meta:document-statistic meta:table-count="2" meta:cell-count="384" meta:object-count="0"/>
  </office:meta>
</office:document-meta>
</file>